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9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/>
      <text:p text:style-name="Standard"/>
      <text:p text:style-name="Standard"/>
      <text:p text:style-name="Standard"/>
      <text:p text:style-name="Standard">CRUD User's and Persons (this seems like something the admin page does just fine)</text:p>
      <text:p text:style-name="Standard">CRUD All Events – So this page could be like My_Room. Just for all rooms, sorted in some fasion.</text:p>
      <text:p text:style-name="Standard"><text:s text:c="2"/><text:tab/><text:tab/><text:tab/>And with editing available on the occupation event as is normally in my_guests</text:p>
      <text:p text:style-name="Standard">take building / floors / rooms offline and bring them back</text:p>
      <text:p text:style-name="Standard"><text:tab/>bool attached to rooms, methods for taking larger sections out</text:p>
      <text:p text:style-name="Standard"><text:tab/>change is_available functio</text:p>
      <text:p text:style-name="Standard">Move members to different rooms, copying their calendars over</text:p>
      <text:p text:style-name="Standard"/>
      <text:p text:style-name="Standard"/>
      <text:p text:style-name="P2">ROOMS_MASTER</text:p>
      <text:p text:style-name="Standard"/>
      <text:p text:style-name="Standard">need to update the delete and create to redirect like edit availability does</text:p>
      <text:p text:style-name="Standard">needs editing for occupation events and proper redirects</text:p>
      <text:p text:style-name="Standard"/>
      <text:p text:style-name="Standard">need to figure out how to get and display ownerless rooms</text:p>
      <text:p text:style-name="Standard"/>
      <text:p text:style-name="Standard">Remove My Room in favor of Rooms_Master for superusers.</text:p>
      <text:p text:style-name="Standard">Because editing things in myroom as superuser will redirect to rooms master?</text:p>
      <text:p text:style-name="Standard">Maybe this doesn't matter, idk just look at it</text:p>
      <text:p text:style-name="Standard"/>
      <text:p text:style-name="Standard">What about editing room preferences? Is that a redirect?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Model Thoughts ===</text:p>
      <text:p text:style-name="Standard"><text:tab/>Building / Section / Room</text:p>
      <text:p text:style-name="Standard"><text:tab/><text:tab/>Building deletion should cascade, deleting section, deleting rooms</text:p>
      <text:p text:style-name="Standard"><text:tab/><text:tab/>but this shouldn't work backwords</text:p>
      <text:p text:style-name="Standard"><text:tab/>Persons / rooms / calendars / events</text:p>
      <text:p text:style-name="Standard"><text:tab/><text:tab/>deleting persons should not delete rooms</text:p>
      <text:p text:style-name="Standard"><text:tab/><text:tab/>but calendar needs to be renamed and events need to be deleted and Perm Avail made</text:p>
      <text:p text:style-name="Standard"><text:tab/><text:tab/></text:p>
      <text:p text:style-name="Standard"><text:tab/>Calendar / rooms / events</text:p>
      <text:p text:style-name="Standard"><text:tab/><text:tab/>deleting a room should delete its calendar, should delete its events</text:p>
      <text:p text:style-name="Standard"><text:tab/><text:tab/>should not work backward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6T08:58:10.98</dc:date>
    <dc:creator>Trevor Pierson</dc:creator>
    <meta:editing-duration>P2DT1H10M14S</meta:editing-duration>
    <meta:editing-cycles>14</meta:editing-cycles>
    <meta:generator>OpenOffice/4.1.13$Win32 OpenOffice.org_project/4113m1$Build-9810</meta:generator>
    <meta:document-statistic meta:table-count="0" meta:image-count="0" meta:object-count="0" meta:page-count="2" meta:paragraph-count="45" meta:word-count="360" meta:character-count="2054"/>
  </office:meta>
</office:document-meta>
</file>